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5d9" officeooo:paragraph-rsid="0013c5d9"/>
    </style:style>
    <style:style style:name="P2" style:family="paragraph" style:parent-style-name="Standard">
      <style:text-properties officeooo:rsid="0013c5d9" officeooo:paragraph-rsid="0013c5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0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<text:span text:style-name="T1">Docker commands</text:span> to Practice--</text:p>
      <text:p text:style-name="P1"/>
      <text:p text:style-name="P1">docker pull</text:p>
      <text:p text:style-name="P1">docker ps -a</text:p>
      <text:p text:style-name="P1">docker images</text:p>
      <text:p text:style-name="P1">docker run</text:p>
      <text:p text:style-name="P1">docker exec</text:p>
      <text:p text:style-name="P1">docker images</text:p>
      <text:p text:style-name="P1">docker attach</text:p>
      <text:p text:style-name="P1">docker cp</text:p>
      <text:p text:style-name="P1">docker build</text:p>
      <text:p text:style-name="P1">docker commit</text:p>
      <text:p text:style-name="P1"/>
      <text:p text:style-name="P1">Ref: <text:a xlink:type="simple" xlink:href="https://coderwall.com/p/2es5jw/docker-cheat-sheet-with-examples">https://coderwall.com/p/2es5jw/docker-cheat-sheet-with-examples</text:a> </text:p>
      <text:p text:style-name="P1"/>
      <text:p text:style-name="P1"/>
      <text:p text:style-name="P1"><text:span text:style-name="T1">Advanced Docker usage</text:span>-- Start using the following-</text:p>
      <text:p text:style-name="P1"/>
      <text:p text:style-name="P1">Dockerfiles - <text:a xlink:type="simple" xlink:href="https://docs.docker.com/engine/reference/builder/">https://docs.docker.com/engine/reference/builder/</text:a> </text:p>
      <text:p text:style-name="P1">Mount docker volumes - <text:a xlink:type="simple" xlink:href="https://docs.docker.com/engine/tutorials/dockervolumes/">https://docs.docker.com/engine/tutorials/dockervolumes/</text:a> </text:p>
      <text:p text:style-name="P1">Docker compose - <text:a xlink:type="simple" xlink:href="https://docs.docker.com/compose/">https://docs.docker.com/compose/</text:a> </text:p>
      <text:p text:style-name="P1"/>
      <text:p text:style-name="P1">Docker used in the <text:span text:style-name="T1">OPNFV kvmfornfv Code</text:span> Push : <text:a xlink:type="simple" xlink:href="https://gerrit.opnfv.org/gerrit/#/c/16001/16">https://gerrit.opnfv.org/gerrit/#/c/16001/16</text:a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1:31:30.566632920</meta:creation-date>
    <dc:date>2016-08-16T17:56:20.251951095</dc:date>
    <meta:editing-duration>PT34M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57" meta:character-count="555" meta:non-whitespace-character-count="510"/>
  </office:meta>
</office:document-meta>
</file>